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79"/>
        <table:table-column table:style-name="co82" table:default-cell-style-name="ce79"/>
        <table:table-column table:style-name="co83" table:default-cell-style-name="ce79"/>
        <table:table-column table:style-name="co84" table:default-cell-style-name="ce79"/>
        <table:table-column table:style-name="co85" table:default-cell-style-name="ce79"/>
        <table:table-column table:style-name="co86" table:default-cell-style-name="ce79"/>
        <table:table-column table:style-name="co87" table:default-cell-style-name="ce79"/>
        <table:table-column table:style-name="co84" table:default-cell-style-name="ce79"/>
        <table:table-column table:style-name="co83" table:default-cell-style-name="ce79"/>
        <table:table-column table:style-name="co88" table:default-cell-style-name="ce79"/>
        <table:table-column table:style-name="co89" table:default-cell-style-name="ce79"/>
        <table:table-column table:style-name="co90" table:default-cell-style-name="ce79"/>
        <table:table-column table:style-name="co91" table:default-cell-style-name="ce79"/>
        <table:table-column table:style-name="co92" table:default-cell-style-name="ce79"/>
        <table:table-column table:style-name="co83" table:default-cell-style-name="ce79"/>
        <table:table-column table:style-name="co93" table:default-cell-style-name="ce79"/>
        <table:table-column table:style-name="co94" table:default-cell-style-name="ce79"/>
        <table:table-column table:style-name="co95" table:default-cell-style-name="ce106"/>
        <table:table-column table:style-name="co96" table:default-cell-style-name="ce106"/>
        <table:table-column table:style-name="co97" table:default-cell-style-name="ce79"/>
        <table:table-column table:style-name="co89" table:default-cell-style-name="ce76"/>
        <table:table-column table:style-name="co98" table:default-cell-style-name="ce79"/>
        <table:table-column table:style-name="co99" table:default-cell-style-name="ce79"/>
        <table:table-column table:style-name="co100" table:default-cell-style-name="ce79"/>
        <table:table-column table:style-name="co10" table:default-cell-style-name="ce79"/>
        <table:table-column table:style-name="co10" table:number-columns-repeated="999" table:default-cell-style-name="ce93"/>
        <table:table-row table:style-name="ro1">
          <table:table-cell table:style-name="ce65" office:value-type="string" calcext:value-type="string">
            <text:p>Skill Name</text:p>
          </table:table-cell>
          <table:table-cell table:style-name="ce80" office:value-type="string" calcext:value-type="string" table:number-columns-spanned="2" table:number-rows-spanned="1">
            <text:p>Any Mod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eam Fight</text:p>
          </table:table-cell>
          <table:covered-table-cell table:style-name="ce80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80" office:value-type="string" calcext:value-type="string" table:number-columns-spanned="2" table:number-rows-spanned="1">
            <text:p>BOT_MODE_LAN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OT_MODE_ROSHAN </text:p>
          </table:table-cell>
          <table:covered-table-cell table:style-name="ce80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13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number-columns-repeated="999"/>
        </table:table-row>
        <table:table-row table:style-name="ro1">
          <table:table-cell table:style-name="ce67" office:value-type="string" calcext:value-type="string">
            <text:p>crystal_maiden_crystal_nova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three_and_more_enemy_heroes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three_and_more_creeps</text:p>
          </table:table-cell>
          <table:table-cell table:style-name="ce84" office:value-type="float" office:value="90" calcext:value-type="float">
            <text:p>9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crystal_maiden_frostbite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crystal_maiden_freezing_field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_aoe</text:p>
          </table:table-cell>
          <table:table-cell table:style-name="ce76" office:value-type="float" office:value="80" calcext:value-type="float">
            <text:p>80</text:p>
          </table:table-cell>
          <table:table-cell table:style-name="ce87" table:number-columns-repeated="4"/>
          <table:table-cell table:style-name="ce92" table:number-columns-repeated="2"/>
          <table:table-cell table:style-name="ce87" table:number-columns-repeated="2"/>
          <table:table-cell table:style-name="ce82" table:number-columns-repeated="4"/>
          <table:table-cell table:style-name="ce103" table:number-columns-repeated="2"/>
          <table:table-cell table:style-name="ce83" table:number-columns-repeated="2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drow_ranger_frost_arrows </text:p>
          </table:table-cell>
          <table:table-cell table:style-name="ce76" office:value-type="string" calcext:value-type="string">
            <text:p>toggle_on_attack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table:number-columns-repeated="2"/>
          <table:table-cell table:style-name="ce87" table:number-columns-repeated="4"/>
          <table:table-cell table:style-name="ce92" table:number-columns-repeated="2"/>
          <table:table-cell table:style-name="ce87" table:number-columns-repeated="2"/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4"/>
          <table:table-cell table:style-name="ce83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drow_ranger_wave_of_silence 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2"/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drow_ranger_trueshot </text:p>
          </table:table-cell>
          <table:table-cell table:style-name="ce76" table:number-columns-repeated="2"/>
          <table:table-cell table:style-name="ce76" office:value-type="string" calcext:value-type="string">
            <text:p>three_and_more_ally_creeps_aoe</text:p>
          </table:table-cell>
          <table:table-cell table:style-name="ce76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4" office:value-type="float" office:value="70" calcext:value-type="float">
            <text:p>7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juggernaut_blade_fury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_aoe</text:p>
          </table:table-cell>
          <table:table-cell table:style-name="ce76" office:value-type="float" office:value="90" calcext:value-type="float">
            <text:p>9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aoe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three_and_more_enemy_creeps_aoe</text:p>
          </table:table-cell>
          <table:table-cell table:style-name="ce84" office:value-type="float" office:value="60" calcext:value-type="float">
            <text:p>60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number-columns-repeated="999"/>
        </table:table-row>
        <table:table-row table:style-name="ro1">
          <table:table-cell table:style-name="ce68" office:value-type="string" calcext:value-type="string">
            <text:p>juggernaut_healing_ward </text:p>
          </table:table-cell>
          <table:table-cell table:style-name="ce76" office:value-type="string" calcext:value-type="string">
            <text:p>low_hp_self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low_hp_all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2" table:number-columns-repeated="4"/>
          <table:table-cell table:style-name="ce103" table:number-columns-repeated="2"/>
          <table:table-cell table:style-name="ce82" table:number-columns-repeated="4"/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juggernaut_omni_slash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low_hp_all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ether_shock 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voodoo 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2"/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shackles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30" calcext:value-type="float">
            <text:p>3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92" table:number-columns-repeated="2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3"/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mass_serpent_ward 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8" office:value-type="float" office:value="90" calcext:value-type="float">
            <text:p>90</text:p>
          </table:table-cell>
          <table:table-cell table:style-name="ce87" table:number-columns-repeated="2"/>
          <table:table-cell table:style-name="ce82" table:number-columns-repeated="4"/>
          <table:table-cell table:style-name="ce103" table:number-columns-repeated="2"/>
          <table:table-cell table:style-name="ce82"/>
          <table:table-cell table:style-name="ce84" office:value-type="float" office:value="90" calcext:value-type="float">
            <text:p>9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ursa_earthshock 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aoe</text:p>
          </table:table-cell>
          <table:table-cell table:style-name="ce76" office:value-type="float" office:value="90" calcext:value-type="float">
            <text:p>9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/>
          <table:table-cell table:style-name="ce103" table:number-columns-repeated="2"/>
          <table:table-cell table:style-name="ce84" office:value-type="string" calcext:value-type="string">
            <text:p>use_on_attack_enemy_hero_aoe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hero_aoe</text:p>
          </table:table-cell>
          <table:table-cell table:style-name="ce82" office:value-type="float" office:value="60" calcext:value-type="float">
            <text:p>60</text:p>
          </table:table-cell>
          <table:table-cell table:style-name="ce84" office:value-type="string" calcext:value-type="string">
            <text:p>use_on_attack_enemy_hero_aoe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ursa_overpower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ursa_enrage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skeleton_king_hellfire_blast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niper_shrapnel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7" office:value-type="string" calcext:value-type="string">
            <text:p>three_and_more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30" calcext:value-type="float">
            <text:p>30</text:p>
          </table:table-cell>
          <table:table-cell table:style-name="ce82" office:value-type="string" calcext:value-type="string">
            <text:p>three_and_more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niper_assassinate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table:number-columns-repeated="2"/>
          <table:table-cell table:style-name="ce87" table:number-columns-repeated="8"/>
          <table:table-cell table:style-name="ce82" table:number-columns-repeated="4"/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lion_impale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lion_voodoo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lion_mana_drain</text:p>
          </table:table-cell>
          <table:table-cell table:style-name="ce76" table:number-columns-repeated="4"/>
          <table:table-cell table:style-name="ce87" table:number-columns-repeated="4"/>
          <table:table-cell table:style-name="ce88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8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with_mana_when_low_m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with_mana_when_low_mp</text:p>
          </table:table-cell>
          <table:table-cell table:style-name="ce82" office:value-type="float" office:value="70" calcext:value-type="float">
            <text:p>70</text:p>
          </table:table-cell>
          <table:table-cell table:style-name="ce103" office:value-type="string" calcext:value-type="string">
            <text:p>use_on_attack_enemy_with_mana_when_low_mp</text:p>
          </table:table-cell>
          <table:table-cell table:style-name="ce103" office:value-type="float" office:value="70" calcext:value-type="float">
            <text:p>70</text:p>
          </table:table-cell>
          <table:table-cell table:style-name="ce82"/>
          <table:table-cell table:style-name="ce84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71" office:value-type="string" calcext:value-type="string">
            <text:p>lion_finger_of_death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sven_storm_bolt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sven_warcry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1" office:value-type="string" calcext:value-type="string">
            <text:p>sven_gods_strength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1" office:value-type="string" calcext:value-type="string">
            <text:p>lich_frost_nova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lich_frost_armor</text:p>
          </table:table-cell>
          <table:table-cell table:style-name="ce76" office:value-type="string" calcext:value-type="string">
            <text:p>low_hp_self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low_hp_all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2" table:number-columns-repeated="4"/>
          <table:table-cell table:style-name="ce103" table:number-columns-repeated="2"/>
          <table:table-cell table:style-name="ce82" table:number-columns-repeated="4"/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lich_dark_ritual</text:p>
          </table:table-cell>
          <table:table-cell table:style-name="ce76" office:value-type="string" calcext:value-type="string">
            <text:p>low_hp_ally_creep</text:p>
          </table:table-cell>
          <table:table-cell table:style-name="ce76" office:value-type="float" office:value="70" calcext:value-type="float">
            <text:p>70</text:p>
          </table:table-cell>
          <table:table-cell table:style-name="ce76" table:number-columns-repeated="2"/>
          <table:table-cell table:style-name="ce87" table:number-columns-repeated="8"/>
          <table:table-cell table:style-name="ce82" table:number-columns-repeated="4"/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1" office:value-type="string" calcext:value-type="string">
            <text:p>lich_chain_frost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/>
          <table:table-cell table:style-name="ce88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3"/>
          <table:table-cell table:style-name="ce84"/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phantom_assassin_stifling_dagger 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phantom_assassin_phantom_strike 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ranged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chaos_knight_chaos_bolt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chaos_knight_reality_rift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ranged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chaos_knight_phantasm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phantom_lancer_spirit_lance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phantom_lancer_doppelwalk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ranged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phantom_lancer_phantom_edge</text:p>
          </table:table-cell>
          <table:table-cell table:style-name="ce76" office:value-type="string" calcext:value-type="string">
            <text:p>toggle_on_attack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table:number-columns-repeated="2"/>
          <table:table-cell table:style-name="ce87" table:number-columns-repeated="4"/>
          <table:table-cell table:style-name="ce92" table:number-columns-repeated="2"/>
          <table:table-cell table:style-name="ce87" table:number-columns-repeated="2"/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4"/>
          <table:table-cell table:style-name="ce83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fatal_bonds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shadow_word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5" calcext:value-type="float">
            <text:p>75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upheaval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8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40" calcext:value-type="float">
            <text:p>40</text:p>
          </table:table-cell>
          <table:table-cell table:style-name="ce82" table:number-columns-repeated="6"/>
          <table:table-cell table:style-name="ce82" office:value-type="string" calcext:value-type="string">
            <text:p>three_and_more_enemy_heroes</text:p>
          </table:table-cell>
          <table:table-cell table:style-name="ce84" office:value-type="float" office:value="70" calcext:value-type="float">
            <text:p>7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rain_of_chaos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90" calcext:value-type="float">
            <text:p>90</text:p>
          </table:table-cell>
          <table:table-cell table:style-name="ce87"/>
          <table:table-cell table:style-name="ce88"/>
          <table:table-cell table:style-name="ce87"/>
          <table:table-cell table:style-name="ce88"/>
          <table:table-cell table:style-name="ce87" office:value-type="string" calcext:value-type="string">
            <text:p>three_and_more_enemy_heroes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20" calcext:value-type="float">
            <text:p>20</text:p>
          </table:table-cell>
          <table:table-cell table:style-name="ce82" table:number-columns-repeated="6"/>
          <table:table-cell table:style-name="ce82" office:value-type="string" calcext:value-type="string">
            <text:p>three_and_more_enemy_heroes</text:p>
          </table:table-cell>
          <table:table-cell table:style-name="ce84" office:value-type="float" office:value="90" calcext:value-type="float">
            <text:p>9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item_tpscroll</text:p>
          </table:table-cell>
          <table:table-cell table:style-name="ce76" table:number-columns-repeated="4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2" table:number-columns-repeated="7"/>
          <table:table-cell table:style-name="ce84"/>
          <table:table-cell table:style-name="ce82" office:value-type="string" calcext:value-type="string">
            <text:p>move_target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number-columns-repeated="99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78" table:default-cell-style-name="ce66"/>
        <table:table-column table:style-name="co79" table:default-cell-style-name="ce66"/>
        <table:table-column table:style-name="co80" table:number-columns-repeated="2" table:default-cell-style-name="ce66"/>
        <table:table-column table:style-name="co73" table:default-cell-style-name="ce66"/>
        <table:table-column table:style-name="co74" table:default-cell-style-name="ce66"/>
        <table:table-column table:style-name="co75" table:default-cell-style-name="ce66"/>
        <table:table-column table:style-name="co76" table:default-cell-style-name="ce66"/>
        <table:table-column table:style-name="co77" table:default-cell-style-name="ce66"/>
        <table:table-column table:style-name="co10" table:number-columns-repeated="1008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94" office:value-type="string" calcext:value-type="string">
            <text:p>Roam desire</text:p>
          </table:table-cell>
          <table:table-cell table:style-name="ce94" office:value-type="string" calcext:value-type="string">
            <text:p>Roshan desire</text:p>
          </table:table-cell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8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7">
          <table:table-cell table:style-name="ce57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1:58:58.093022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31T22:02:04.000445873</dc:date>
    <meta:editing-duration>P1DT8H56M16S</meta:editing-duration>
    <meta:editing-cycles>1527</meta:editing-cycles>
    <meta:document-statistic meta:table-count="9" meta:cell-count="2359" meta:object-count="0"/>
  </office:meta>
</office:document-meta>
</file>